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</text:list-level-style-number>
      <text:list-level-style-number text:level="2" style:num-suffix=")" style:num-format="a" style:num-letter-sync="true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</text:list-level-style-number>
      <text:list-level-style-number text:level="3" style:num-suffix="." style:num-format="i">
        <style:list-level-properties fo:text-align="end"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</text:list-level-style-number>
      <text:list-level-style-number text:level="4" style:num-suffix="." style:num-format="1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</text:list-level-style-number>
      <text:list-level-style-number text:level="5" style:num-suffix=")" style:num-format="a" style:num-letter-sync="true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</text:list-level-style-number>
      <text:list-level-style-number text:level="6" style:num-suffix="." style:num-format="i">
        <style:list-level-properties fo:text-align="end"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</text:list-level-style-number>
      <text:list-level-style-number text:level="7" style:num-suffix="." style:num-format="1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</text:list-level-style-number>
      <text:list-level-style-number text:level="8" style:num-suffix=")" style:num-format="a" style:num-letter-sync="true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</text:list-level-style-number>
      <text:list-level-style-number text:level="9" style:num-suffix="." style:num-format="i">
        <style:list-level-properties fo:text-align="end"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</text:list-level-style-number>
    </text:list-style>
    <text:list-style style:name="LFO9">
      <text:list-level-style-bullet text:level="1" text:style-name="WW_CharLFO9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9LVL2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3" text:style-name="WW_CharLFO9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2" text:style-name="WW_CharLFO12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3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3LVL5" text:bullet-char="•">
        <style:list-level-properties text:space-before="1.2222in" text:min-label-width="0.2916in" text:list-level-position-and-space-mode="label-alignment">
          <style:list-level-label-alignment text:label-followed-by="listtab" fo:margin-left="1.5138in" fo:text-indent="-0.2916in"/>
        </style:list-level-properties>
        <style:text-properties style:font-name="等线"/>
      </text:list-level-style-bullet>
      <text:list-level-style-bullet text:level="6" text:style-name="WW_CharLFO13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5LVL2" text:bullet-char="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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16LVL2" text:bullet-char="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</text:list-level-style-number>
      <text:list-level-style-bullet text:level="3" text:style-name="WW_CharLFO17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9LVL2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0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0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1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1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1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2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2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2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2LVL5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3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3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3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3LVL5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6" text:style-name="WW_CharLFO23LVL6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7" text:style-name="WW_CharLFO23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3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3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4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4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24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4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4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4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4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4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5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5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5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5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5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5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5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5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6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6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6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6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6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6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6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6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7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7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2" text:style-name="WW_CharLFO28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8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8LVL4" text:bullet-char="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8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8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8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8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8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29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30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30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3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3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3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3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3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3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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31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31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31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31LVL5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6" text:style-name="WW_CharLFO3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3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3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3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3">
      <text:list-level-style-bullet text:level="1" text:style-name="WW_CharLFO33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33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33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33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33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33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33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33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33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34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34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34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34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34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34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34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34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style:style style:name="P1" style:parent-style-name="正文" style:master-page-name="MPF0" style:family="paragraph">
      <style:paragraph-properties fo:break-before="page" style:page-number="0"/>
    </style:style>
    <style:style style:name="TableColumn3" style:family="table-column">
      <style:table-column-properties style:column-width="4.6062in"/>
    </style:style>
    <style:style style:name="Table2" style:family="table">
      <style:table-properties style:width="4.6062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T6" style:parent-style-name="默认段落字体" style:family="text">
      <style:text-properties fo:color="#0F4761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156082" fo:border-bottom="none" fo:border-right="none" style:writing-mode="lr-tb" fo:padding-top="0in" fo:padding-left="0.1in" fo:padding-bottom="0in" fo:padding-right="0.0798in"/>
    </style:style>
    <style:style style:name="P9" style:parent-style-name="无间隔" style:family="paragraph">
      <style:paragraph-properties fo:line-height="90%"/>
    </style:style>
    <style:style style:name="T10" style:parent-style-name="默认段落字体" style:family="text">
      <style:text-properties style:font-name="等线 Light" style:font-name-asian="等线 Light" style:font-name-complex="Times New Roman" fo:color="#156082" fo:font-size="44pt" style:font-size-asian="44pt" style:font-size-complex="44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T13" style:parent-style-name="默认段落字体" style:family="text">
      <style:text-properties fo:color="#0F4761" fo:font-size="12pt" style:font-size-asian="12pt" style:font-size-complex="12pt"/>
    </style:style>
    <style:style style:name="P14" style:parent-style-name="正文" style:family="paragraph">
      <style:paragraph-properties fo:margin-bottom="0in"/>
      <style:text-properties text:display="none"/>
    </style:style>
    <style:style style:name="TableColumn16" style:family="table-column">
      <style:table-column-properties style:column-width="4.4493in"/>
    </style:style>
    <style:style style:name="Table15" style:family="table">
      <style:table-properties style:width="4.4493in" style:rel-width="77.14%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.15in" fo:padding-left="0.0798in" fo:padding-bottom="0.15in" fo:padding-right="0.0798in"/>
    </style:style>
    <style:style style:name="P19" style:parent-style-name="无间隔" style:family="paragraph">
      <style:text-properties fo:color="#156082" fo:font-size="14pt" style:font-size-asian="14pt" style:font-size-complex="14pt" fo:language="es" fo:country="ES"/>
    </style:style>
    <style:style style:name="T20" style:parent-style-name="默认段落字体" style:family="text">
      <style:text-properties fo:color="#156082" fo:font-size="14pt" style:font-size-asian="14pt" style:font-size-complex="14pt"/>
    </style:style>
    <style:style style:name="T21" style:parent-style-name="默认段落字体" style:family="text">
      <style:text-properties fo:color="#156082" fo:font-size="14pt" style:font-size-asian="14pt" style:font-size-complex="14pt"/>
    </style:style>
    <style:style style:name="P22" style:parent-style-name="无间隔" style:family="paragraph">
      <style:text-properties fo:color="#156082"/>
    </style:style>
    <style:style style:name="P23" style:parent-style-name="正文" style:family="paragraph">
      <style:paragraph-properties fo:break-before="page"/>
    </style:style>
    <style:style style:name="P24" style:parent-style-name="正文" style:family="paragraph">
      <style:paragraph-properties fo:break-before="page"/>
    </style:style>
    <style:style style:name="T25" style:parent-style-name="默认段落字体" style:family="text">
      <style:text-properties fo:language="es" fo:country="ES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27" style:parent-style-name="超链接" style:family="text">
      <style:text-properties fo:language="es" fo:country="ES"/>
    </style:style>
    <style:style style:name="P28" style:parent-style-name="TOC2" style:family="paragraph">
      <style:paragraph-properties fo:margin-left="0.2777in">
        <style:tab-stops>
          <style:tab-stop style:type="right" style:leader-style="dotted" style:leader-text="." style:position="5.4833in"/>
        </style:tab-stops>
      </style:paragraph-properties>
    </style:style>
    <style:style style:name="T29" style:parent-style-name="超链接" style:family="text">
      <style:text-properties fo:language="es" fo:country="ES"/>
    </style:style>
    <style:style style:name="P30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31" style:parent-style-name="超链接" style:family="text">
      <style:text-properties style:font-name="Wingdings" fo:language="es" fo:country="ES"/>
    </style:style>
    <style:style style:name="T32" style:parent-style-name="超链接" style:family="text">
      <style:text-properties fo:language="es" fo:country="ES"/>
    </style:style>
    <style:style style:name="P33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34" style:parent-style-name="超链接" style:family="text">
      <style:text-properties style:font-name="Wingdings" fo:language="es" fo:country="ES"/>
    </style:style>
    <style:style style:name="T35" style:parent-style-name="超链接" style:family="text">
      <style:text-properties fo:language="es" fo:country="ES"/>
    </style:style>
    <style:style style:name="P36" style:parent-style-name="TOC2" style:family="paragraph">
      <style:paragraph-properties fo:margin-left="0.2777in">
        <style:tab-stops>
          <style:tab-stop style:type="right" style:leader-style="dotted" style:leader-text="." style:position="5.4833in"/>
        </style:tab-stops>
      </style:paragraph-properties>
    </style:style>
    <style:style style:name="P37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38" style:parent-style-name="超链接" style:family="text">
      <style:text-properties style:font-name="Wingdings" fo:language="es" fo:country="ES"/>
    </style:style>
    <style:style style:name="T39" style:parent-style-name="超链接" style:family="text">
      <style:text-properties fo:language="es" fo:country="ES"/>
    </style:style>
    <style:style style:name="P40" style:parent-style-name="TOC2" style:family="paragraph">
      <style:paragraph-properties fo:margin-left="0.2777in">
        <style:tab-stops>
          <style:tab-stop style:type="right" style:leader-style="dotted" style:leader-text="." style:position="5.4833in"/>
        </style:tab-stops>
      </style:paragraph-properties>
    </style:style>
    <style:style style:name="T41" style:parent-style-name="超链接" style:family="text">
      <style:text-properties fo:language="es" fo:country="ES"/>
    </style:style>
    <style:style style:name="P42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43" style:parent-style-name="超链接" style:family="text">
      <style:text-properties style:font-name="Wingdings" fo:language="es" fo:country="ES"/>
    </style:style>
    <style:style style:name="T44" style:parent-style-name="超链接" style:family="text">
      <style:text-properties fo:language="es" fo:country="ES"/>
    </style:style>
    <style:style style:name="P45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46" style:parent-style-name="超链接" style:family="text">
      <style:text-properties style:font-name="Wingdings" fo:language="es" fo:country="ES"/>
    </style:style>
    <style:style style:name="T47" style:parent-style-name="超链接" style:family="text">
      <style:text-properties fo:language="es" fo:country="ES"/>
    </style:style>
    <style:style style:name="P48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49" style:parent-style-name="超链接" style:family="text">
      <style:text-properties style:font-name="Wingdings" fo:language="es" fo:country="ES"/>
    </style:style>
    <style:style style:name="T50" style:parent-style-name="超链接" style:family="text">
      <style:text-properties fo:language="es" fo:country="ES"/>
    </style:style>
    <style:style style:name="P51" style:parent-style-name="TOC3" style:family="paragraph">
      <style:paragraph-properties fo:margin-left="0.5555in">
        <style:tab-stops>
          <style:tab-stop style:type="left" style:position="0.3194in"/>
          <style:tab-stop style:type="right" style:leader-style="dotted" style:leader-text="." style:position="5.2055in"/>
        </style:tab-stops>
      </style:paragraph-properties>
    </style:style>
    <style:style style:name="T52" style:parent-style-name="超链接" style:family="text">
      <style:text-properties style:font-name="Wingdings"/>
    </style:style>
    <style:style style:name="P53" style:parent-style-name="TOC2" style:family="paragraph">
      <style:paragraph-properties fo:margin-left="0.2777in">
        <style:tab-stops>
          <style:tab-stop style:type="right" style:leader-style="dotted" style:leader-text="." style:position="5.4833in"/>
        </style:tab-stops>
      </style:paragraph-properties>
    </style:style>
    <style:style style:name="T54" style:parent-style-name="超链接" style:family="text">
      <style:text-properties fo:language="es" fo:country="ES"/>
    </style:style>
    <style:style style:name="P55" style:parent-style-name="TOC2" style:family="paragraph">
      <style:paragraph-properties fo:margin-left="0.2777in">
        <style:tab-stops>
          <style:tab-stop style:type="right" style:leader-style="dotted" style:leader-text="." style:position="5.4833in"/>
        </style:tab-stops>
      </style:paragraph-properties>
    </style:style>
    <style:style style:name="T56" style:parent-style-name="超链接" style:family="text">
      <style:text-properties fo:language="es" fo:country="ES"/>
    </style:style>
    <style:style style:name="P57" style:parent-style-name="正文" style:family="paragraph">
      <style:text-properties fo:font-variant="small-caps" fo:color="#262626" fo:font-size="26pt" style:font-size-asian="26pt" style:font-size-complex="26pt" fo:language="es" fo:country="ES"/>
    </style:style>
    <style:style style:name="P58" style:parent-style-name="正文" style:family="paragraph">
      <style:text-properties fo:font-variant="small-caps" fo:color="#262626" fo:font-size="26pt" style:font-size-asian="26pt" style:font-size-complex="26pt" fo:language="es" fo:country="ES"/>
    </style:style>
    <style:style style:name="P59" style:parent-style-name="正文" style:family="paragraph">
      <style:text-properties fo:font-variant="small-caps" fo:color="#262626" fo:font-size="26pt" style:font-size-asian="26pt" style:font-size-complex="26pt" fo:language="es" fo:country="ES"/>
    </style:style>
    <style:style style:name="P60" style:parent-style-name="正文" style:family="paragraph">
      <style:text-properties fo:font-variant="small-caps" fo:color="#262626" fo:font-size="26pt" style:font-size-asian="26pt" style:font-size-complex="26pt" fo:language="es" fo:country="ES"/>
    </style:style>
    <style:style style:name="P61" style:parent-style-name="正文" style:family="paragraph">
      <style:text-properties fo:font-variant="small-caps" fo:color="#262626" fo:font-size="26pt" style:font-size-asian="26pt" style:font-size-complex="26pt" fo:language="es" fo:country="ES"/>
    </style:style>
    <style:style style:name="P62" style:parent-style-name="标题" style:family="paragraph">
      <style:text-properties fo:language="es" fo:country="ES"/>
    </style:style>
    <style:style style:name="P63" style:parent-style-name="副标题" style:family="paragraph">
      <style:text-properties fo:language="es" fo:country="ES"/>
    </style:style>
    <style:style style:name="P64" style:parent-style-name="标题1" style:family="paragraph">
      <style:text-properties fo:language="es" fo:country="ES"/>
    </style:style>
    <style:style style:name="T65" style:parent-style-name="要点" style:family="text">
      <style:text-properties fo:language="es" fo:country="ES"/>
    </style:style>
    <style:style style:name="T66" style:parent-style-name="要点" style:family="text">
      <style:text-properties fo:font-weight="normal" style:font-weight-asian="normal" style:font-weight-complex="normal" style:use-window-font-color="true" fo:language="es" fo:country="ES"/>
    </style:style>
    <style:style style:name="P67" style:parent-style-name="正文" style:family="paragraph">
      <style:text-properties fo:language="es" fo:country="ES"/>
    </style:style>
    <style:style style:name="P68" style:parent-style-name="列表段落" style:list-style-name="LFO14" style:family="paragraph">
      <style:paragraph-properties fo:text-indent="-0.3055in"/>
    </style:style>
    <style:style style:name="T69" style:parent-style-name="标题3字符" style:family="text">
      <style:text-properties fo:language="es" fo:country="ES"/>
    </style:style>
    <style:style style:name="T70" style:parent-style-name="要点" style:family="text">
      <style:text-properties fo:font-weight="normal" style:font-weight-asian="normal" style:font-weight-complex="normal" style:use-window-font-color="true" fo:language="es" fo:country="ES"/>
    </style:style>
    <style:style style:name="T71" style:parent-style-name="默认段落字体" style:family="text">
      <style:text-properties fo:language="es" fo:country="ES"/>
    </style:style>
    <style:style style:name="P72" style:parent-style-name="正文" style:family="paragraph">
      <style:text-properties fo:language="es" fo:country="ES"/>
    </style:style>
    <style:style style:name="P73" style:parent-style-name="标题3" style:list-style-name="LFO13" style:family="paragraph">
      <style:text-properties fo:language="es" fo:country="ES"/>
    </style:style>
    <style:style style:name="P74" style:parent-style-name="列表段落" style:list-style-name="LFO8" style:family="paragraph">
      <style:paragraph-properties fo:text-indent="-0.3055in"/>
      <style:text-properties fo:language="es" fo:country="ES"/>
    </style:style>
    <style:style style:name="P75" style:parent-style-name="列表段落" style:list-style-name="LFO8" style:family="paragraph">
      <style:paragraph-properties fo:text-indent="-0.3055in"/>
      <style:text-properties fo:language="es" fo:country="ES"/>
    </style:style>
    <style:style style:name="P76" style:parent-style-name="列表段落" style:family="paragraph">
      <style:paragraph-properties fo:margin-left="0.5972in" fo:text-indent="0in">
        <style:tab-stops/>
      </style:paragraph-properties>
      <style:text-properties fo:language="es" fo:country="ES"/>
    </style:style>
    <style:style style:name="P77" style:parent-style-name="正文" style:family="paragraph">
      <style:text-properties fo:language="es" fo:country="ES"/>
    </style:style>
    <style:style style:name="P78" style:parent-style-name="列表段落" style:list-style-name="LFO11" style:family="paragraph">
      <style:paragraph-properties fo:text-indent="-0.3055in"/>
      <style:text-properties fo:language="es" fo:country="ES"/>
    </style:style>
    <style:style style:name="P79" style:parent-style-name="标题3" style:list-style-name="LFO16" style:family="paragraph">
      <style:text-properties fo:language="es" fo:country="ES"/>
    </style:style>
    <style:style style:name="P80" style:parent-style-name="列表段落" style:list-style-name="LFO23" style:family="paragraph">
      <style:paragraph-properties fo:text-indent="-0.3055in"/>
      <style:text-properties fo:language="es" fo:country="ES"/>
    </style:style>
    <style:style style:name="P81" style:parent-style-name="列表段落" style:list-style-name="LFO23" style:family="paragraph">
      <style:paragraph-properties fo:text-indent="-0.3055in"/>
      <style:text-properties fo:language="es" fo:country="ES"/>
    </style:style>
    <style:style style:name="P82" style:parent-style-name="列表段落" style:list-style-name="LFO23" style:family="paragraph">
      <style:paragraph-properties fo:text-indent="-0.3055in"/>
      <style:text-properties fo:language="es" fo:country="ES"/>
    </style:style>
    <style:style style:name="P83" style:parent-style-name="列表段落" style:family="paragraph">
      <style:paragraph-properties fo:margin-left="0.6111in" fo:text-indent="0in">
        <style:tab-stops/>
      </style:paragraph-properties>
      <style:text-properties fo:language="es" fo:country="ES"/>
    </style:style>
    <style:style style:name="P84" style:parent-style-name="标题2" style:family="paragraph">
      <style:text-properties fo:language="es" fo:country="ES"/>
    </style:style>
    <style:style style:name="P85" style:parent-style-name="正文" style:family="paragraph">
      <style:text-properties fo:language="es" fo:country="ES"/>
    </style:style>
    <style:style style:name="P86" style:parent-style-name="标题3" style:list-style-name="LFO25" style:family="paragraph">
      <style:text-properties fo:language="es" fo:country="ES"/>
    </style:style>
    <style:style style:name="P87" style:parent-style-name="列表段落" style:family="paragraph">
      <style:paragraph-properties fo:margin-left="0.5972in" fo:text-indent="0.2777in">
        <style:tab-stops/>
      </style:paragraph-properties>
      <style:text-properties fo:language="es" fo:country="ES"/>
    </style:style>
    <style:style style:name="P88" style:parent-style-name="标题3" style:list-style-name="LFO26" style:family="paragraph">
      <style:text-properties fo:language="es" fo:country="ES"/>
    </style:style>
    <style:style style:name="P89" style:parent-style-name="正文" style:family="paragraph">
      <style:paragraph-properties fo:margin-left="0.5833in" fo:text-indent="0.2916in">
        <style:tab-stops/>
      </style:paragraph-properties>
      <style:text-properties fo:language="es" fo:country="ES"/>
    </style:style>
    <style:style style:name="P90" style:parent-style-name="标题3" style:list-style-name="LFO30" style:family="paragraph">
      <style:text-properties fo:language="es" fo:country="ES"/>
    </style:style>
    <style:style style:name="P91" style:parent-style-name="列表段落" style:list-style-name="LFO13" style:family="paragraph">
      <style:paragraph-properties fo:text-indent="-0.3055in"/>
      <style:text-properties fo:language="es" fo:country="ES"/>
    </style:style>
    <style:style style:name="P92" style:parent-style-name="列表段落" style:list-style-name="LFO13" style:family="paragraph">
      <style:paragraph-properties fo:text-indent="-0.3055in"/>
      <style:text-properties fo:language="es" fo:country="ES"/>
    </style:style>
    <style:style style:name="P93" style:parent-style-name="标题3" style:list-style-name="LFO29" style:family="paragraph"/>
    <style:style style:name="P94" style:parent-style-name="列表段落" style:list-style-name="LFO13" style:family="paragraph">
      <style:paragraph-properties fo:text-indent="-0.3055in"/>
      <style:text-properties fo:language="es" fo:country="ES"/>
    </style:style>
    <style:style style:name="P95" style:parent-style-name="列表段落" style:list-style-name="LFO13" style:family="paragraph">
      <style:paragraph-properties fo:text-indent="-0.3055in"/>
      <style:text-properties fo:language="es" fo:country="ES"/>
    </style:style>
    <style:style style:name="P96" style:parent-style-name="列表段落" style:list-style-name="LFO13" style:family="paragraph">
      <style:paragraph-properties fo:text-indent="-0.3055in"/>
      <style:text-properties fo:language="es" fo:country="ES"/>
    </style:style>
    <style:style style:name="P97" style:parent-style-name="列表段落" style:family="paragraph">
      <style:paragraph-properties fo:margin-left="1.2222in" fo:text-indent="0in">
        <style:tab-stops/>
      </style:paragraph-properties>
      <style:text-properties fo:language="es" fo:country="ES"/>
    </style:style>
    <style:style style:name="P98" style:parent-style-name="标题2" style:family="paragraph">
      <style:text-properties fo:language="es" fo:country="ES"/>
    </style:style>
    <style:style style:name="P99" style:parent-style-name="正文" style:family="paragraph">
      <style:text-properties fo:language="es" fo:country="ES"/>
    </style:style>
    <style:style style:name="P100" style:parent-style-name="列表段落" style:list-style-name="LFO31" style:family="paragraph">
      <style:paragraph-properties fo:text-indent="-0.3055in"/>
      <style:text-properties fo:language="es" fo:country="ES"/>
    </style:style>
    <style:style style:name="P101" style:parent-style-name="列表段落" style:list-style-name="LFO31" style:family="paragraph">
      <style:paragraph-properties fo:text-indent="-0.3055in"/>
      <style:text-properties fo:language="es" fo:country="ES"/>
    </style:style>
    <style:style style:name="P102" style:parent-style-name="列表段落" style:list-style-name="LFO31" style:family="paragraph">
      <style:paragraph-properties fo:text-indent="-0.3055in"/>
      <style:text-properties fo:language="es" fo:country="ES"/>
    </style:style>
    <style:style style:name="P103" style:parent-style-name="列表段落" style:list-style-name="LFO31" style:family="paragraph">
      <style:paragraph-properties fo:text-indent="-0.3055in"/>
      <style:text-properties fo:language="es" fo:country="ES"/>
    </style:style>
    <style:style style:name="P104" style:parent-style-name="列表段落" style:family="paragraph">
      <style:paragraph-properties fo:margin-left="0.5972in" fo:text-indent="0in">
        <style:tab-stops/>
      </style:paragraph-properties>
      <style:text-properties fo:language="es" fo:country="ES"/>
    </style:style>
    <style:style style:name="P105" style:parent-style-name="标题2" style:family="paragraph">
      <style:text-properties fo:language="es" fo:country="ES"/>
    </style:style>
    <style:style style:name="P106" style:parent-style-name="正文" style:family="paragraph">
      <style:text-properties fo:language="es" fo:country="ES"/>
    </style:style>
    <style:style style:name="P107" style:parent-style-name="列表段落" style:list-style-name="LFO34" style:family="paragraph">
      <style:paragraph-properties fo:text-indent="-0.3055in"/>
      <style:text-properties fo:language="es" fo:country="ES"/>
    </style:style>
    <style:style style:name="P108" style:parent-style-name="列表段落" style:list-style-name="LFO34" style:family="paragraph">
      <style:paragraph-properties fo:text-indent="-0.3055in"/>
      <style:text-properties fo:language="es" fo:country="ES"/>
    </style:style>
    <style:style style:name="P109" style:parent-style-name="正文" style:family="paragraph">
      <style:text-properties fo:language="es" fo:country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无间隔"><text:span text:style-name="T6">LMI</text:span></text:p>
          </table:table-cell>
        </table:table-row>
        <table:table-row table:style-name="TableRow7">
          <table:table-cell table:style-name="TableCell8">
            <text:p text:style-name="P9"><text:span text:style-name="T10">Final Project</text:span></text:p>
          </table:table-cell>
        </table:table-row>
        <table:table-row table:style-name="TableRow11">
          <table:table-cell table:style-name="TableCell12">
            <text:p text:style-name="无间隔"><text:span text:style-name="T13">JavaScript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YU ZHANG</text:p>
            <text:p text:style-name="无间隔"><text:span text:style-name="T20">IES PERE MARIA ORTS I</text:span><text:span text:style-name="T21"><text:s/>BOSCH</text:span></text:p>
            <text:p text:style-name="P22"/>
          </table:table-cell>
        </table:table-row>
      </table:table>
      <text:p text:style-name="P23"/>
      <text:soft-page-break/>
      <text:p text:style-name="P24"/>
      <text:p text:style-name="TOC标题"><text:span text:style-name="T25">ÍNDICE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167344573" office:target-frame-name="_top" xlink:show="replace"><text:span text:style-name="T27">Descripción del Proyecto:</text:span><text:tab/>3</text:a></text:p>
          <text:p text:style-name="P28"><text:a xlink:href="#_Toc167344574" office:target-frame-name="_top" xlink:show="replace"><text:span text:style-name="T29">Protagonista (Avión controlado por el jugador):</text:span><text:tab/>3</text:a></text:p>
          <text:p text:style-name="P30"><text:a xlink:href="#_Toc167344575" office:target-frame-name="_top" xlink:show="replace"><text:span text:style-name="T31"></text:span><text:tab/><text:span text:style-name="T32">Descripción:</text:span><text:tab/>3</text:a></text:p>
          <text:p text:style-name="P33"><text:a xlink:href="#_Toc167344576" office:target-frame-name="_top" xlink:show="replace"><text:span text:style-name="T34"></text:span><text:tab/><text:span text:style-name="T35">Método de control:</text:span><text:tab/>3</text:a></text:p>
          <text:p text:style-name="P36"><text:a xlink:href="#_Toc167344577" office:target-frame-name="_top" xlink:show="replace"><text:span text:style-name="超链接">Enemigo (Aviones enemigos):</text:span><text:tab/>3</text:a></text:p>
          <text:p text:style-name="P37"><text:a xlink:href="#_Toc167344578" office:target-frame-name="_top" xlink:show="replace"><text:span text:style-name="T38"></text:span><text:tab/><text:span text:style-name="T39">Configuración de niveles:</text:span><text:tab/>3</text:a></text:p>
          <text:p text:style-name="P40"><text:a xlink:href="#_Toc167344579" office:target-frame-name="_top" xlink:show="replace"><text:span text:style-name="T41">Jugabilidad:</text:span><text:tab/>4</text:a></text:p>
          <text:p text:style-name="P42"><text:a xlink:href="#_Toc167344580" office:target-frame-name="_top" xlink:show="replace"><text:span text:style-name="T43"></text:span><text:tab/><text:span text:style-name="T44">Objetivo:</text:span><text:tab/>4</text:a></text:p>
          <text:p text:style-name="P45"><text:a xlink:href="#_Toc167344581" office:target-frame-name="_top" xlink:show="replace"><text:span text:style-name="T46"></text:span><text:tab/><text:span text:style-name="T47">Condición para pasar de nivel:</text:span><text:tab/>4</text:a></text:p>
          <text:p text:style-name="P48"><text:a xlink:href="#_Toc167344582" office:target-frame-name="_top" xlink:show="replace"><text:span text:style-name="T49"></text:span><text:tab/><text:span text:style-name="T50">Controles del juego:</text:span><text:tab/>4</text:a></text:p>
          <text:p text:style-name="P51"><text:a xlink:href="#_Toc167344583" office:target-frame-name="_top" xlink:show="replace"><text:span text:style-name="T52"></text:span><text:tab/><text:span text:style-name="超链接">Efectos especiales y sonidos:</text:span><text:tab/>4</text:a></text:p>
          <text:p text:style-name="P53"><text:a xlink:href="#_Toc167344584" office:target-frame-name="_top" xlink:show="replace"><text:span text:style-name="T54">Tecnologías utilizadas:</text:span><text:tab/>4</text:a></text:p>
          <text:p text:style-name="P55"><text:a xlink:href="#_Toc167344585" office:target-frame-name="_top" xlink:show="replace"><text:span text:style-name="T56">Características adicionales:</text:span><text:tab/>5</text:a></text:p>
        </text:index-body>
      </text:table-of-content>
      <text:p text:style-name="正文"/>
      <text:p text:style-name="P57"/>
      <text:p text:style-name="P58"/>
      <text:p text:style-name="P59"/>
      <text:p text:style-name="P60"/>
      <text:p text:style-name="P61"/>
      <text:soft-page-break/>
      <text:p text:style-name="P62">Primera Entrega</text:p>
      <text:p text:style-name="P63">Nombre de Proyecto: PLANE WORD</text:p>
      <text:h text:style-name="P64" text:outline-level="1"><text:bookmark-start text:name="_Toc167344573"/>Descripción del Proyecto:<text:bookmark-end text:name="_Toc167344573"/></text:h>
      <text:p text:style-name="正文"><text:span text:style-name="T65">Este es un juego de batalla de aviones desarrollado con JavaScript y la biblioteca p5.js. El jugador controlará un avión, derrotará a los aviones enemigos y pasará por tres niveles de dificultad creciente.</text:span></text:p>
      <text:p text:style-name="正文"/>
      <text:h text:style-name="标题2" text:outline-level="2"><text:bookmark-start text:name="_Toc167344574"/><text:span text:style-name="T66">Protagonista (Avión controlado por el jugador):</text:span><text:bookmark-end text:name="_Toc167344574"/></text:h>
      <text:p text:style-name="P67"/>
      <text:list text:style-name="LFO14" text:continue-numbering="true">
        <text:list-item>
          <text:p text:style-name="P68"><text:bookmark-start text:name="_Toc167344575"/><text:span text:style-name="T69">Descripción:</text:span><text:bookmark-end text:name="_Toc167344575"/><text:span text:style-name="T70"><text:s/></text:span><text:span text:style-name="T71">El jugador controla un avión protagonista que puede moverse utilizando el ratón o las teclas de dirección (arriba, abajo, izquierda, derecha) y las teclas WSAD.</text:span></text:p>
        </text:list-item>
      </text:list>
      <text:p text:style-name="P72"/>
      <text:list text:style-name="LFO13" text:continue-numbering="true">
        <text:list-item>
          <text:list>
            <text:list-item>
              <text:list>
                <text:list-item>
                  <text:p text:style-name="P73"><text:bookmark-start text:name="_Toc167344576"/>Método de control:<text:bookmark-end text:name="_Toc167344576"/><text:s/>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74">Movimiento del ratón: el avión sigue el movimiento del ratón.</text:p>
        </text:list-item>
        <text:list-item>
          <text:p text:style-name="P75">Control de teclado: las teclas de dirección o las teclas WSAD controlan el movimiento del avión en las cuatro direcciones.</text:p>
        </text:list-item>
      </text:list>
      <text:p text:style-name="P76"/>
      <text:h text:style-name="标题2" text:outline-level="2"><text:bookmark-start text:name="_Toc167344577"/>Enemigo (Aviones enemigos):<text:bookmark-end text:name="_Toc167344577"/></text:h>
      <text:p text:style-name="P77"/>
      <text:list text:style-name="LFO11" text:continue-numbering="true">
        <text:list-item>
          <text:list>
            <text:list-item>
              <text:p text:style-name="P78">Descripción: Los enemigos son diferentes tipos de aviones enemigos. La cantidad, la salud y el comportamiento de los aviones enemigos variarán en cada nivel.</text:p>
            </text:list-item>
          </text:list>
        </text:list-item>
      </text:list>
      <text:list text:style-name="LFO16" text:continue-numbering="true">
        <text:list-item>
          <text:p text:style-name="P79"><text:bookmark-start text:name="_Toc167344578"/>Configuración de niveles:<text:bookmark-end text:name="_Toc167344578"/></text:p>
        </text:list-item>
      </text:list>
      <text:list text:style-name="LFO2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0">Nivel 1: Menor cantidad de enemigos, baja salud, velocidad de movimiento lenta, disparo de pocas balas.</text:p>
                            </text:list-item>
                            <text:list-item>
                              <text:p text:style-name="P81">Nivel 2: Aumento en la cantidad de enemigos, aumento en la salud, velocidad de movimiento más rápida, disparo de más balas.</text:p>
                            </text:list-item>
                            <text:list-item>
                              <text:p text:style-name="P82">Nivel 3 (Nivel del jefe): Mayor cantidad de enemigos, alta salud, velocidad de movimiento más rápida, disparo de muchas balas, incluyendo un avión jef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h text:style-name="P84" text:outline-level="2"><text:bookmark-start text:name="_Toc167344579"/>Jugabilidad:<text:bookmark-end text:name="_Toc167344579"/></text:h>
      <text:p text:style-name="P85"/>
      <text:list text:style-name="LFO25" text:continue-numbering="true">
        <text:list-item>
          <text:p text:style-name="P86"><text:bookmark-start text:name="_Toc167344580"/>Objetivo:<text:bookmark-end text:name="_Toc167344580"/><text:s/><text:s text:c="3"/></text:p>
        </text:list-item>
      </text:list>
      <text:p text:style-name="P87">Eliminar todos los aviones enemigos para pasar el nivel actual.</text:p>
      <text:list text:style-name="LFO26" text:continue-numbering="true">
        <text:list-item>
          <text:p text:style-name="P88"><text:bookmark-start text:name="_Toc167344581"/>Condición para pasar de nivel:<text:bookmark-end text:name="_Toc167344581"/><text:s/></text:p>
        </text:list-item>
      </text:list>
      <text:p text:style-name="P89">Eliminar todos los aviones enemigos en cada nivel.</text:p>
      <text:list text:style-name="LFO30" text:continue-numbering="true">
        <text:list-item>
          <text:p text:style-name="P90"><text:bookmark-start text:name="_Toc167344582"/>Controles del juego:<text:bookmark-end text:name="_Toc167344582"/></text:p>
        </text:list-item>
      </text:list>
      <text:list text:style-name="LFO1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1">Mover el avión: Usar el ratón o las teclas de dirección/WSAD.</text:p>
                    </text:list-item>
                    <text:list-item>
                      <text:p text:style-name="P92">Disparar balas: El avión dispara balas automáticamente de manera continua.</text:p>
                    </text:list-item>
                  </text:list>
                </text:list-item>
              </text:list>
            </text:list-item>
          </text:list>
        </text:list-item>
      </text:list>
      <text:list text:style-name="LFO29" text:continue-numbering="true">
        <text:list-item>
          <text:p text:style-name="P93"><text:bookmark-start text:name="_Toc167344583"/>Efectos especiales y sonidos:<text:bookmark-end text:name="_Toc167344583"/></text:p>
        </text:list-item>
      </text:list>
      <text:list text:style-name="LFO1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4">Sonido específico al disparar balas.</text:p>
                    </text:list-item>
                    <text:list-item>
                      <text:p text:style-name="P95">Efecto de explosión y sonido correspondiente cuando una bala impacta un enemigo o cuando la salud del enemigo llega a cero.</text:p>
                    </text:list-item>
                    <text:list-item>
                      <text:p text:style-name="P96">Las balas desaparecen cuando salen de la pantalla.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h text:style-name="P98" text:outline-level="2"><text:bookmark-start text:name="_Toc167344584"/>Tecnologías utilizadas:<text:bookmark-end text:name="_Toc167344584"/></text:h>
      <text:p text:style-name="P99"/>
      <text:list text:style-name="LFO3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0">HTML: Para estructurar el contenido de la página web.</text:p>
                        </text:list-item>
                        <text:list-item>
                          <text:p text:style-name="P101">CSS: Para estilizar y diseñar la página web (opcional).</text:p>
                        </text:list-item>
                        <text:list-item>
                          <text:p text:style-name="P102">JavaScript: Para implementar la lógica del juego e interactividad.</text:p>
                        </text:list-item>
                        <text:list-item>
                          <text:p text:style-name="P103">Biblioteca p5.js: Para simplificar la creación de gráficos y animacione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h text:style-name="P105" text:outline-level="2"><text:bookmark-start text:name="_Toc167344585"/>Características adicionales:<text:bookmark-end text:name="_Toc167344585"/></text:h>
      <text:p text:style-name="P106"/>
      <text:list text:style-name="LFO34" text:continue-numbering="true">
        <text:list-item>
          <text:p text:style-name="P107">Mecanismo de recolección de balas: Las balas se recolectan (desaparecen) al impactar un objetivo o al salir de la pantalla, para evitar afectar el rendimiento del juego.</text:p>
        </text:list-item>
        <text:list-item>
          <text:p text:style-name="P108">Idioma del juego: El juego se mostrará y dará indicaciones en inglés.</text:p>
        </text:list-item>
      </text:list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388in" fo:line-height="115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标题2" style:display-name="标题 2" style:family="paragraph" style:parent-style-name="正文" style:next-style-name="正文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false"/>
    </style:style>
    <style:style style:name="标题3" style:display-name="标题 3" style:family="paragraph" style:parent-style-name="正文" style:next-style-name="正文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标题4" style:display-name="标题 4" style:family="paragraph" style:parent-style-name="正文" style:next-style-name="正文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标题5" style:display-name="标题 5" style:family="paragraph" style:parent-style-name="正文" style:next-style-name="正文" style:default-outline-level="5">
      <style:paragraph-properties fo:text-align="start" fo:margin-bottom="0in"/>
      <style:text-properties fo:font-variant="small-caps" fo:color="#3A7C22" fo:letter-spacing="0.0069in" fo:font-size="11pt" style:font-size-asian="11pt" style:font-size-complex="11pt" fo:hyphenate="false"/>
    </style:style>
    <style:style style:name="标题6" style:display-name="标题 6" style:family="paragraph" style:parent-style-name="正文" style:next-style-name="正文" style:default-outline-level="6">
      <style:paragraph-properties fo:text-align="start" fo:margin-bottom="0in"/>
      <style:text-properties fo:font-variant="small-caps" fo:color="#4EA72E" fo:letter-spacing="0.0034in" fo:font-size="11pt" style:font-size-asian="11pt" style:font-size-complex="11pt" fo:hyphenate="false"/>
    </style:style>
    <style:style style:name="标题7" style:display-name="标题 7" style:family="paragraph" style:parent-style-name="正文" style:next-style-name="正文" style:default-outline-level="7">
      <style:paragraph-properties fo:text-align="start" fo:margin-bottom="0in"/>
      <style:text-properties fo:font-weight="bold" style:font-weight-asian="bold" style:font-weight-complex="bold" fo:font-variant="small-caps" fo:color="#4EA72E" fo:letter-spacing="0.0069in" fo:hyphenate="false"/>
    </style:style>
    <style:style style:name="标题8" style:display-name="标题 8" style:family="paragraph" style:parent-style-name="正文" style:next-style-name="正文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A7C22" fo:hyphenate="false"/>
    </style:style>
    <style:style style:name="标题9" style:display-name="标题 9" style:family="paragraph" style:parent-style-name="正文" style:next-style-name="正文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275317" fo:hyphenate="false"/>
    </style: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标题3字符" style:display-name="标题 3 字符" style:family="text" style:parent-style-name="默认段落字体">
      <style:text-properties fo:font-variant="small-caps" fo:letter-spacing="0.0034in" fo:font-size="12pt" style:font-size-asian="12pt" style:font-size-complex="12pt"/>
    </style:style>
    <style:style style:name="标题4字符" style:display-name="标题 4 字符" style:family="text" style:parent-style-name="默认段落字体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普通网站" style:display-name="普通(网站)" style:family="paragraph" style:parent-style-name="正文">
      <style:paragraph-properties fo:margin-top="0.0694in" fo:margin-bottom="0.0694in" fo:line-height="100%"/>
      <style:text-properties style:font-name="宋体" style:font-name-asian="宋体" style:font-name-complex="宋体" fo:font-size="12pt" style:font-size-asian="12pt" fo:hyphenate="false"/>
    </style:style>
    <style:style style:name="要点" style:display-name="要点" style:family="text">
      <style:text-properties fo:font-weight="bold" style:font-weight-asian="bold" style:font-weight-complex="bold" fo:color="#4EA72E"/>
    </style:style>
    <style:style style:name="无间隔" style:display-name="无间隔" style:family="paragraph">
      <style:paragraph-properties fo:margin-bottom="0in" fo:line-height="100%"/>
      <style:text-properties fo:hyphenate="false"/>
    </style:style>
    <style:style style:name="无间隔字符" style:display-name="无间隔 字符" style:family="text" style:parent-style-name="默认段落字体"/>
    <style:style style:name="标题1字符" style:display-name="标题 1 字符" style:family="text" style:parent-style-name="默认段落字体">
      <style:text-properties fo:font-variant="small-caps" fo:letter-spacing="0.0034in" fo:font-size="16pt" style:font-size-asian="16pt" style:font-size-complex="16pt"/>
    </style:style>
    <style:style style:name="标题2字符" style:display-name="标题 2 字符" style:family="text" style:parent-style-name="默认段落字体">
      <style:text-properties fo:font-variant="small-caps" fo:letter-spacing="0.0034in" fo:font-size="14pt" style:font-size-asian="14pt" style:font-size-complex="14pt"/>
    </style:style>
    <style:style style:name="标题5字符" style:display-name="标题 5 字符" style:family="text" style:parent-style-name="默认段落字体">
      <style:text-properties fo:font-variant="small-caps" fo:color="#3A7C22" fo:letter-spacing="0.0069in" fo:font-size="11pt" style:font-size-asian="11pt" style:font-size-complex="11pt"/>
    </style:style>
    <style:style style:name="标题6字符" style:display-name="标题 6 字符" style:family="text" style:parent-style-name="默认段落字体">
      <style:text-properties fo:font-variant="small-caps" fo:color="#4EA72E" fo:letter-spacing="0.0034in" fo:font-size="11pt" style:font-size-asian="11pt" style:font-size-complex="11pt"/>
    </style:style>
    <style:style style:name="标题7字符" style:display-name="标题 7 字符" style:family="text" style:parent-style-name="默认段落字体">
      <style:text-properties fo:font-weight="bold" style:font-weight-asian="bold" style:font-weight-complex="bold" fo:font-variant="small-caps" fo:color="#4EA72E" fo:letter-spacing="0.0069in"/>
    </style:style>
    <style:style style:name="标题8字符" style:display-name="标题 8 字符" style:family="text" style:parent-style-name="默认段落字体">
      <style:text-properties fo:font-weight="bold" style:font-weight-asian="bold" style:font-weight-complex="bold" fo:font-style="italic" style:font-style-asian="italic" style:font-style-complex="italic" fo:font-variant="small-caps" fo:color="#3A7C22"/>
    </style:style>
    <style:style style:name="标题9字符" style:display-name="标题 9 字符" style:family="text" style:parent-style-name="默认段落字体">
      <style:text-properties fo:font-weight="bold" style:font-weight-asian="bold" style:font-weight-complex="bold" fo:font-style="italic" style:font-style-asian="italic" style:font-style-complex="italic" fo:font-variant="small-caps" fo:color="#275317"/>
    </style:style>
    <style:style style:name="题注" style:display-name="题注" style:family="paragraph" style:parent-style-name="正文" style:next-style-name="正文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标题" style:display-name="标题" style:family="paragraph" style:parent-style-name="正文" style:next-style-name="正文">
      <style:paragraph-properties fo:border-top="0.0138in solid #4EA72E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标题字符" style:display-name="标题 字符" style:family="text" style:parent-style-name="默认段落字体">
      <style:text-properties fo:font-variant="small-caps" fo:color="#262626" fo:font-size="26pt" style:font-size-asian="26pt" style:font-size-complex="26pt"/>
    </style:style>
    <style:style style:name="副标题" style:display-name="副标题" style:family="paragraph" style:parent-style-name="正文" style:next-style-name="正文">
      <style:paragraph-properties fo:text-align="end" fo:margin-bottom="0.5in" fo:line-height="100%"/>
      <style:text-properties style:font-name="等线 Light" style:font-name-asian="等线 Light" style:font-name-complex="Times New Roman" fo:hyphenate="false"/>
    </style:style>
    <style:style style:name="副标题字符" style:display-name="副标题 字符" style:family="text" style:parent-style-name="默认段落字体">
      <style:text-properties style:font-name="等线 Light" style:font-name-asian="等线 Light" style:font-name-complex="Times New Roman"/>
    </style:style>
    <style:style style:name="强调" style:display-name="强调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hyphenate="false"/>
    </style:style>
    <style:style style:name="引用字符" style:display-name="引用 字符" style:family="text" style:parent-style-name="默认段落字体">
      <style:text-properties fo:font-style="italic" style:font-style-asian="italic" style:font-style-complex="italic"/>
    </style:style>
    <style:style style:name="明显引用" style:display-name="明显引用" style:family="paragraph" style:parent-style-name="正文" style:next-style-name="正文">
      <style:paragraph-properties fo:border-top="0.0138in solid #4EA72E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明显引用字符" style:display-name="明显引用 字符" style:family="text" style:parent-style-name="默认段落字体">
      <style:text-properties fo:font-weight="bold" style:font-weight-asian="bold" style:font-weight-complex="bold" fo:font-style="italic" style:font-style-asian="italic" style:font-style-complex="italic"/>
    </style:style>
    <style:style style:name="不明显强调" style:display-name="不明显强调" style:family="text">
      <style:text-properties fo:font-style="italic" style:font-style-asian="italic" style:font-style-complex="italic"/>
    </style:style>
    <style:style style:name="明显强调" style:display-name="明显强调" style:family="text">
      <style:text-properties fo:font-weight="bold" style:font-weight-asian="bold" style:font-weight-complex="bold" fo:font-style="italic" style:font-style-asian="italic" style:font-style-complex="italic" fo:color="#4EA72E" fo:letter-spacing="0.0069in"/>
    </style:style>
    <style:style style:name="不明显参考" style:display-name="不明显参考" style:family="text">
      <style:text-properties fo:font-weight="bold" style:font-weight-asian="bold" style:font-weight-complex="bold"/>
    </style:style>
    <style:style style:name="明显参考" style:display-name="明显参考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/>
    </style:style>
    <style:style style:name="书籍标题" style:display-name="书籍标题" style:family="text">
      <style:text-properties style:font-name="等线 Light" style:font-name-asian="等线 Light" style:font-name-complex="Times New Roman" fo:font-style="italic" style:font-style-asian="italic" style:font-style-complex="italic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列表段落" style:display-name="列表段落" style:family="paragraph" style:parent-style-name="正文">
      <style:paragraph-properties fo:text-indent="0.2916in"/>
      <style:text-properties fo:hyphenate="false"/>
    </style:style>
    <style:style style:name="TOC1" style:display-name="TOC 1" style:family="paragraph" style:parent-style-name="正文" style:next-style-name="正文" style:auto-update="true">
      <style:text-properties fo:hyphenate="false"/>
    </style:style>
    <style:style style:name="TOC2" style:display-name="TOC 2" style:family="paragraph" style:parent-style-name="正文" style:next-style-name="正文" style:auto-update="true">
      <style:paragraph-properties fo:margin-left="0.2916in">
        <style:tab-stops/>
      </style:paragraph-properties>
      <style:text-properties fo:hyphenate="false"/>
    </style:style>
    <style:style style:name="TOC3" style:display-name="TOC 3" style:family="paragraph" style:parent-style-name="正文" style:next-style-name="正文" style:auto-update="true">
      <style:paragraph-properties fo:margin-left="0.5833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等线" style:font-name-asian="等线" style:font-name-complex="Times New Roman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等线" style:font-name-asian="等线" style:font-name-complex="Times New Roman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等线" style:font-name-asian="等线" style:font-name-complex="Times New Roman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Wingdings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Wingdings"/>
    </style:style>
    <style:style style:name="WW_CharLFO23LVL5" style:family="text">
      <style:text-properties style:font-name="Wingdings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Wingdings"/>
    </style:style>
    <style:style style:name="WW_CharLFO23LVL8" style:family="text">
      <style:text-properties style:font-name="Wingdings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Wingdings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Wingdings"/>
    </style:style>
    <style:style style:name="WW_CharLFO24LVL5" style:family="text">
      <style:text-properties style:font-name="Wingdings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Wingdings"/>
    </style:style>
    <style:style style:name="WW_CharLFO24LVL8" style:family="text">
      <style:text-properties style:font-name="Wingdings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Wingdings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Wingdings"/>
    </style:style>
    <style:style style:name="WW_CharLFO25LVL5" style:family="text">
      <style:text-properties style:font-name="Wingdings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Wingdings"/>
    </style:style>
    <style:style style:name="WW_CharLFO25LVL8" style:family="text">
      <style:text-properties style:font-name="Wingdings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Wingdings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Wingdings"/>
    </style:style>
    <style:style style:name="WW_CharLFO26LVL5" style:family="text">
      <style:text-properties style:font-name="Wingdings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Wingdings"/>
    </style:style>
    <style:style style:name="WW_CharLFO26LVL8" style:family="text">
      <style:text-properties style:font-name="Wingdings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Wingdings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Wingdings"/>
    </style:style>
    <style:style style:name="WW_CharLFO27LVL5" style:family="text">
      <style:text-properties style:font-name="Wingdings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Wingdings"/>
    </style:style>
    <style:style style:name="WW_CharLFO27LVL8" style:family="text">
      <style:text-properties style:font-name="Wingdings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等线" style:font-name-asian="等线" style:font-name-complex="Times New Roman"/>
    </style:style>
    <style:style style:name="WW_CharLFO28LVL2" style:family="text">
      <style:text-properties style:font-name="Wingdings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Wingdings"/>
    </style:style>
    <style:style style:name="WW_CharLFO28LVL5" style:family="text">
      <style:text-properties style:font-name="Wingdings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Wingdings"/>
    </style:style>
    <style:style style:name="WW_CharLFO28LVL8" style:family="text">
      <style:text-properties style:font-name="Wingdings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Wingdings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Wingdings"/>
    </style:style>
    <style:style style:name="WW_CharLFO29LVL5" style:family="text">
      <style:text-properties style:font-name="Wingdings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Wingdings"/>
    </style:style>
    <style:style style:name="WW_CharLFO29LVL8" style:family="text">
      <style:text-properties style:font-name="Wingdings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Wingdings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Wingdings"/>
    </style:style>
    <style:style style:name="WW_CharLFO30LVL5" style:family="text">
      <style:text-properties style:font-name="Wingdings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Wingdings"/>
    </style:style>
    <style:style style:name="WW_CharLFO30LVL8" style:family="text">
      <style:text-properties style:font-name="Wingdings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Wingdings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Wingdings"/>
    </style:style>
    <style:style style:name="WW_CharLFO31LVL5" style:family="text">
      <style:text-properties style:font-name="Wingdings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Wingdings"/>
    </style:style>
    <style:style style:name="WW_CharLFO31LVL8" style:family="text">
      <style:text-properties style:font-name="Wingdings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Symbol" fo:font-size="10pt" style:font-size-asian="10pt"/>
    </style:style>
    <style:style style:name="WW_CharLFO32LVL3" style:family="text">
      <style:text-properties style:font-name="Symbol" fo:font-size="10pt" style:font-size-asian="10pt"/>
    </style:style>
    <style:style style:name="WW_CharLFO32LVL4" style:family="text">
      <style:text-properties style:font-name="Symbol" fo:font-size="10pt" style:font-size-asian="10pt"/>
    </style:style>
    <style:style style:name="WW_CharLFO32LVL5" style:family="text">
      <style:text-properties style:font-name="Symbol" fo:font-size="10pt" style:font-size-asian="10pt"/>
    </style:style>
    <style:style style:name="WW_CharLFO32LVL6" style:family="text">
      <style:text-properties style:font-name="Symbol" fo:font-size="10pt" style:font-size-asian="10pt"/>
    </style:style>
    <style:style style:name="WW_CharLFO32LVL7" style:family="text">
      <style:text-properties style:font-name="Symbol" fo:font-size="10pt" style:font-size-asian="10pt"/>
    </style:style>
    <style:style style:name="WW_CharLFO32LVL8" style:family="text">
      <style:text-properties style:font-name="Symbol" fo:font-size="10pt" style:font-size-asian="10pt"/>
    </style:style>
    <style:style style:name="WW_CharLFO32LVL9" style:family="text">
      <style:text-properties style:font-name="Symbol" fo:font-size="10pt" style:font-size-asian="10pt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Wingdings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Wingdings"/>
    </style:style>
    <style:style style:name="WW_CharLFO33LVL5" style:family="text">
      <style:text-properties style:font-name="Wingdings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Wingdings"/>
    </style:style>
    <style:style style:name="WW_CharLFO33LVL8" style:family="text">
      <style:text-properties style:font-name="Wingdings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Wingdings"/>
    </style:style>
    <style:style style:name="WW_CharLFO34LVL2" style:family="text">
      <style:text-properties style:font-name="Wingdings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Wingdings"/>
    </style:style>
    <style:style style:name="WW_CharLFO34LVL5" style:family="text">
      <style:text-properties style:font-name="Wingdings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Wingdings"/>
    </style:style>
    <style:style style:name="WW_CharLFO34LVL8" style:family="text">
      <style:text-properties style:font-name="Wingdings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</text:list-level-style-number>
      <text:list-level-style-number text:level="2" style:num-suffix=")" style:num-format="a" style:num-letter-sync="true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</text:list-level-style-number>
      <text:list-level-style-number text:level="3" style:num-suffix="." style:num-format="i">
        <style:list-level-properties fo:text-align="end"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</text:list-level-style-number>
      <text:list-level-style-number text:level="4" style:num-suffix="." style:num-format="1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</text:list-level-style-number>
      <text:list-level-style-number text:level="5" style:num-suffix=")" style:num-format="a" style:num-letter-sync="true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</text:list-level-style-number>
      <text:list-level-style-number text:level="6" style:num-suffix="." style:num-format="i">
        <style:list-level-properties fo:text-align="end"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</text:list-level-style-number>
      <text:list-level-style-number text:level="7" style:num-suffix="." style:num-format="1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</text:list-level-style-number>
      <text:list-level-style-number text:level="8" style:num-suffix=")" style:num-format="a" style:num-letter-sync="true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</text:list-level-style-number>
      <text:list-level-style-number text:level="9" style:num-suffix="." style:num-format="i">
        <style:list-level-properties fo:text-align="end"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</text:list-level-style-number>
    </text:list-style>
    <text:list-style style:name="LFO9">
      <text:list-level-style-bullet text:level="1" text:style-name="WW_CharLFO9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9LVL2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3" text:style-name="WW_CharLFO9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2" text:style-name="WW_CharLFO12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3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3LVL5" text:bullet-char="•">
        <style:list-level-properties text:space-before="1.2222in" text:min-label-width="0.2916in" text:list-level-position-and-space-mode="label-alignment">
          <style:list-level-label-alignment text:label-followed-by="listtab" fo:margin-left="1.5138in" fo:text-indent="-0.2916in"/>
        </style:list-level-properties>
        <style:text-properties style:font-name="等线"/>
      </text:list-level-style-bullet>
      <text:list-level-style-bullet text:level="6" text:style-name="WW_CharLFO13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5LVL2" text:bullet-char="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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16LVL2" text:bullet-char="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</text:list-level-style-number>
      <text:list-level-style-bullet text:level="3" text:style-name="WW_CharLFO17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19LVL2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0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0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1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1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1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2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2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2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2LVL5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3LVL2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3LVL3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4" text:style-name="WW_CharLFO23LVL4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5" text:style-name="WW_CharLFO23LVL5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6" text:style-name="WW_CharLFO23LVL6" text:bullet-char="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7" text:style-name="WW_CharLFO23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3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3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2" text:style-name="WW_CharLFO24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4LVL3" text:bullet-char="">
        <style:list-level-properties text:space-before="0.6111in" text:min-label-width="0.3055in" text:list-level-position-and-space-mode="label-alignment">
          <style:list-level-label-alignment text:label-followed-by="listtab" fo:margin-left="0.9166in" fo:text-indent="-0.3055in"/>
        </style:list-level-properties>
        <style:text-properties style:font-name="Wingdings"/>
      </text:list-level-style-bullet>
      <text:list-level-style-bullet text:level="4" text:style-name="WW_CharLFO24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4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4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4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4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4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5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5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5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5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5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5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5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5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6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6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6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6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6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6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6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6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27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7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7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7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7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7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7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7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等线"/>
      </text:list-level-style-bullet>
      <text:list-level-style-bullet text:level="2" text:style-name="WW_CharLFO28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28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28LVL4" text:bullet-char="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28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28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28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28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28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29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30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30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30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30LVL5" text:bullet-char="">
        <style:list-level-properties text:space-before="1.2222in" text:min-label-width="0.3055in" text:list-level-position-and-space-mode="label-alignment">
          <style:list-level-label-alignment text:label-followed-by="listtab" fo:margin-left="1.5277in" fo:text-indent="-0.3055in"/>
        </style:list-level-properties>
        <style:text-properties style:font-name="Wingdings"/>
      </text:list-level-style-bullet>
      <text:list-level-style-bullet text:level="6" text:style-name="WW_CharLFO30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30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30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30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">
        <style:list-level-properties text:space-before="0.3055in" text:min-label-width="0.2916in" text:list-level-position-and-space-mode="label-alignment">
          <style:list-level-label-alignment text:label-followed-by="listtab" fo:margin-left="0.5972in" fo:text-indent="-0.2916in"/>
        </style:list-level-properties>
        <style:text-properties style:font-name="Wingdings"/>
      </text:list-level-style-bullet>
      <text:list-level-style-bullet text:level="2" text:style-name="WW_CharLFO31LVL2" text:bullet-char="">
        <style:list-level-properties text:space-before="0.3055in" text:min-label-width="0.3055in" text:list-level-position-and-space-mode="label-alignment">
          <style:list-level-label-alignment text:label-followed-by="listtab" fo:margin-left="0.6111in" fo:text-indent="-0.3055in"/>
        </style:list-level-properties>
        <style:text-properties style:font-name="Wingdings"/>
      </text:list-level-style-bullet>
      <text:list-level-style-bullet text:level="3" text:style-name="WW_CharLFO31LVL3" text:bullet-char="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  <style:text-properties style:font-name="Wingdings"/>
      </text:list-level-style-bullet>
      <text:list-level-style-bullet text:level="4" text:style-name="WW_CharLFO31LVL4" text:bullet-char="">
        <style:list-level-properties text:space-before="0.9166in" text:min-label-width="0.3055in" text:list-level-position-and-space-mode="label-alignment">
          <style:list-level-label-alignment text:label-followed-by="listtab" fo:margin-left="1.2222in" fo:text-indent="-0.3055in"/>
        </style:list-level-properties>
        <style:text-properties style:font-name="Wingdings"/>
      </text:list-level-style-bullet>
      <text:list-level-style-bullet text:level="5" text:style-name="WW_CharLFO31LVL5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6" text:style-name="WW_CharLFO31LVL6" text:bullet-char="">
        <style:list-level-properties text:space-before="1.5277in" text:min-label-width="0.3055in" text:list-level-position-and-space-mode="label-alignment">
          <style:list-level-label-alignment text:label-followed-by="listtab" fo:margin-left="1.8333in" fo:text-indent="-0.3055in"/>
        </style:list-level-properties>
        <style:text-properties style:font-name="Wingdings"/>
      </text:list-level-style-bullet>
      <text:list-level-style-bullet text:level="7" text:style-name="WW_CharLFO31LVL7" text:bullet-char="">
        <style:list-level-properties text:space-before="1.8333in" text:min-label-width="0.3055in" text:list-level-position-and-space-mode="label-alignment">
          <style:list-level-label-alignment text:label-followed-by="listtab" fo:margin-left="2.1388in" fo:text-indent="-0.3055in"/>
        </style:list-level-properties>
        <style:text-properties style:font-name="Wingdings"/>
      </text:list-level-style-bullet>
      <text:list-level-style-bullet text:level="8" text:style-name="WW_CharLFO31LVL8" text:bullet-char="">
        <style:list-level-properties text:space-before="2.1388in" text:min-label-width="0.3055in" text:list-level-position-and-space-mode="label-alignment">
          <style:list-level-label-alignment text:label-followed-by="listtab" fo:margin-left="2.4444in" fo:text-indent="-0.3055in"/>
        </style:list-level-properties>
        <style:text-properties style:font-name="Wingdings"/>
      </text:list-level-style-bullet>
      <text:list-level-style-bullet text:level="9" text:style-name="WW_CharLFO31LVL9" text:bullet-char="">
        <style:list-level-properties text:space-before="2.4444in" text:min-label-width="0.3055in" text:list-level-position-and-space-mode="label-alignment">
          <style:list-level-label-alignment text:label-followed-by="listtab" fo:margin-left="2.75in" fo:text-indent="-0.305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3">
      <text:list-level-style-bullet text:level="1" text:style-name="WW_CharLFO33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33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33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33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33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33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33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33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33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">
        <style:list-level-properties text:space-before="0.2916in" text:min-label-width="0.3055in" text:list-level-position-and-space-mode="label-alignment">
          <style:list-level-label-alignment text:label-followed-by="listtab" fo:margin-left="0.5972in" fo:text-indent="-0.3055in"/>
        </style:list-level-properties>
        <style:text-properties style:font-name="Wingdings"/>
      </text:list-level-style-bullet>
      <text:list-level-style-bullet text:level="2" text:style-name="WW_CharLFO34LVL2" text:bullet-char="">
        <style:list-level-properties text:space-before="0.5972in" text:min-label-width="0.3055in" text:list-level-position-and-space-mode="label-alignment">
          <style:list-level-label-alignment text:label-followed-by="listtab" fo:margin-left="0.9027in" fo:text-indent="-0.3055in"/>
        </style:list-level-properties>
        <style:text-properties style:font-name="Wingdings"/>
      </text:list-level-style-bullet>
      <text:list-level-style-bullet text:level="3" text:style-name="WW_CharLFO34LVL3" text:bullet-char="">
        <style:list-level-properties text:space-before="0.9027in" text:min-label-width="0.3055in" text:list-level-position-and-space-mode="label-alignment">
          <style:list-level-label-alignment text:label-followed-by="listtab" fo:margin-left="1.2083in" fo:text-indent="-0.3055in"/>
        </style:list-level-properties>
        <style:text-properties style:font-name="Wingdings"/>
      </text:list-level-style-bullet>
      <text:list-level-style-bullet text:level="4" text:style-name="WW_CharLFO34LVL4" text:bullet-char="">
        <style:list-level-properties text:space-before="1.2083in" text:min-label-width="0.3055in" text:list-level-position-and-space-mode="label-alignment">
          <style:list-level-label-alignment text:label-followed-by="listtab" fo:margin-left="1.5138in" fo:text-indent="-0.3055in"/>
        </style:list-level-properties>
        <style:text-properties style:font-name="Wingdings"/>
      </text:list-level-style-bullet>
      <text:list-level-style-bullet text:level="5" text:style-name="WW_CharLFO34LVL5" text:bullet-char="">
        <style:list-level-properties text:space-before="1.5138in" text:min-label-width="0.3055in" text:list-level-position-and-space-mode="label-alignment">
          <style:list-level-label-alignment text:label-followed-by="listtab" fo:margin-left="1.8194in" fo:text-indent="-0.3055in"/>
        </style:list-level-properties>
        <style:text-properties style:font-name="Wingdings"/>
      </text:list-level-style-bullet>
      <text:list-level-style-bullet text:level="6" text:style-name="WW_CharLFO34LVL6" text:bullet-char="">
        <style:list-level-properties text:space-before="1.8194in" text:min-label-width="0.3055in" text:list-level-position-and-space-mode="label-alignment">
          <style:list-level-label-alignment text:label-followed-by="listtab" fo:margin-left="2.125in" fo:text-indent="-0.3055in"/>
        </style:list-level-properties>
        <style:text-properties style:font-name="Wingdings"/>
      </text:list-level-style-bullet>
      <text:list-level-style-bullet text:level="7" text:style-name="WW_CharLFO34LVL7" text:bullet-char="">
        <style:list-level-properties text:space-before="2.125in" text:min-label-width="0.3055in" text:list-level-position-and-space-mode="label-alignment">
          <style:list-level-label-alignment text:label-followed-by="listtab" fo:margin-left="2.4305in" fo:text-indent="-0.3055in"/>
        </style:list-level-properties>
        <style:text-properties style:font-name="Wingdings"/>
      </text:list-level-style-bullet>
      <text:list-level-style-bullet text:level="8" text:style-name="WW_CharLFO34LVL8" text:bullet-char="">
        <style:list-level-properties text:space-before="2.4305in" text:min-label-width="0.3055in" text:list-level-position-and-space-mode="label-alignment">
          <style:list-level-label-alignment text:label-followed-by="listtab" fo:margin-left="2.7361in" fo:text-indent="-0.3055in"/>
        </style:list-level-properties>
        <style:text-properties style:font-name="Wingdings"/>
      </text:list-level-style-bullet>
      <text:list-level-style-bullet text:level="9" text:style-name="WW_CharLFO34LVL9" text:bullet-char="">
        <style:list-level-properties text:space-before="2.7361in" text:min-label-width="0.3055in" text:list-level-position-and-space-mode="label-alignment">
          <style:list-level-label-alignment text:label-followed-by="listtab" fo:margin-left="3.0416in" fo:text-indent="-0.305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inal Project</dc:title>
    <dc:description/>
    <dc:subject>JavaScript</dc:subject>
    <meta:initial-creator>yuzhang502@gmil.com</meta:initial-creator>
    <dc:creator>yuzhang502@gmail.com</dc:creator>
    <meta:creation-date>2024-05-23T05:46:00Z</meta:creation-date>
    <dc:date>2024-05-23T06:17:00Z</dc:date>
    <meta:template xlink:href="Normal.dotm" xlink:type="simple"/>
    <meta:editing-cycles>2</meta:editing-cycles>
    <meta:editing-duration>PT1860S</meta:editing-duration>
    <meta:document-statistic meta:page-count="6" meta:paragraph-count="7" meta:word-count="559" meta:character-count="3740" meta:row-count="26" meta:non-whitespace-character-count="3188"/>
  </office:meta>
</office:document-meta>
</file>